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des" table:style-name="ta1">
        <table:table-column table:style-name="co1" table:number-columns-repeated="2" table:default-cell-style-name="ce1"/>
        <table:table-column table:style-name="co2" table:number-columns-repeated="4" table:default-cell-style-name="ce1" table:visibility="collapse"/>
        <table:table-column table:style-name="co1" table:default-cell-style-name="ce1"/>
        <table:table-column table:style-name="co2" table:default-cell-style-name="ce1" table:visibility="collapse"/>
        <table:table-column table:style-name="co1" table:default-cell-style-name="ce1"/>
        <table:table-column table:style-name="co2" table:default-cell-style-name="ce1" table:visibility="collapse"/>
        <table:table-column table:style-name="co1" table:number-columns-repeated="7" table:default-cell-style-name="ce1"/>
        <table:table-column table:style-name="co2" table:number-columns-repeated="6" table:default-cell-style-name="ce1" table:visibility="collapse"/>
        <table:table-column table:style-name="co1" table:default-cell-style-name="ce1"/>
        <table:table-column table:style-name="co2" table:default-cell-style-name="ce1" table:visibility="collapse"/>
        <table:table-column table:style-name="co1" table:number-columns-repeated="4" table:default-cell-style-name="ce1"/>
        <table:table-column table:style-name="co2" table:number-columns-repeated="3" table:default-cell-style-name="ce1" table:visibility="collapse"/>
        <table:table-column table:style-name="co1" table:number-columns-repeated="3" table:default-cell-style-name="ce1"/>
        <table:table-column table:style-name="co2" table:default-cell-style-name="ce1" table:visibility="collapse"/>
        <table:table-column table:style-name="co1" table:default-cell-style-name="ce1"/>
        <table:table-column table:style-name="co2" table:default-cell-style-name="ce1" table:visibility="collapse"/>
        <table:table-column table:style-name="co1" table:default-cell-style-name="ce1"/>
        <table:table-column table:style-name="co2" table:default-cell-style-name="ce1" table:visibility="collapse"/>
        <table:table-column table:style-name="co1" table:number-columns-repeated="16344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Institution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Email address</text:p>
          </table:table-cell>
          <table:table-cell office:value-type="string" table:style-name="ce1">
            <text:p>Assignment:Equiv Class Practice (Real)</text:p>
          </table:table-cell>
          <table:table-cell office:value-type="string" table:style-name="ce1">
            <text:p>Assignment:InClass 1: Intro - What test cases? (Real)</text:p>
          </table:table-cell>
          <table:table-cell office:value-type="string" table:style-name="ce1">
            <text:p>Quiz:Quiz 1 (Real)</text:p>
          </table:table-cell>
          <table:table-cell office:value-type="string" table:style-name="ce1">
            <text:p>Assignment:Test Case Practice (Real)</text:p>
          </table:table-cell>
          <table:table-cell office:value-type="string" table:style-name="ce1">
            <text:p>Notes1</text:p>
          </table:table-cell>
          <table:table-cell office:value-type="string" table:style-name="ce1">
            <text:p>Notes2</text:p>
          </table:table-cell>
          <table:table-cell office:value-type="string" table:style-name="ce1">
            <text:p>Notes3</text:p>
          </table:table-cell>
          <table:table-cell office:value-type="string" table:style-name="ce1">
            <text:p>Notes4</text:p>
          </table:table-cell>
          <table:table-cell office:value-type="string" table:style-name="ce1">
            <text:p>Notes5</text:p>
          </table:table-cell>
          <table:table-cell office:value-type="string" table:style-name="ce1">
            <text:p>Notes6</text:p>
          </table:table-cell>
          <table:table-cell office:value-type="string" table:style-name="ce1">
            <text:p>Notes7</text:p>
          </table:table-cell>
          <table:table-cell office:value-type="string" table:style-name="ce1">
            <text:p>Assignment:Turn in your notes 9 (Real)</text:p>
          </table:table-cell>
          <table:table-cell office:value-type="string" table:style-name="ce1">
            <text:p>Assignment:Turn in your notes 10 (Real)</text:p>
          </table:table-cell>
          <table:table-cell office:value-type="string" table:style-name="ce1">
            <text:p>Assignment:Turn in your notes 11 (Real)</text:p>
          </table:table-cell>
          <table:table-cell office:value-type="string" table:style-name="ce1">
            <text:p>Assignment:Turn in your notes 12 (Real)</text:p>
          </table:table-cell>
          <table:table-cell office:value-type="string" table:style-name="ce1">
            <text:p>Assignment:Notes for the week 13 (Real)</text:p>
          </table:table-cell>
          <table:table-cell office:value-type="string" table:style-name="ce1">
            <text:p>Assignment:Turn in Notes 14 (Real)</text:p>
          </table:table-cell>
          <table:table-cell office:value-type="string" table:style-name="ce1">
            <text:p>In Class Work and Notes total (Real)</text:p>
          </table:table-cell>
          <table:table-cell office:value-type="string" table:style-name="ce1">
            <text:p>Assignment:Peer Evaluation ... (Real)</text:p>
          </table:table-cell>
          <table:table-cell office:value-type="string" table:style-name="ce1">
            <text:p>MT MC</text:p>
          </table:table-cell>
          <table:table-cell office:value-type="string" table:style-name="ce1">
            <text:p>MT Pgm1</text:p>
          </table:table-cell>
          <table:table-cell office:value-type="string" table:style-name="ce1">
            <text:p>MT PG2</text:p>
          </table:table-cell>
          <table:table-cell office:value-type="string" table:style-name="ce1">
            <text:p>Midterm Exam total (Real)</text:p>
          </table:table-cell>
          <table:table-cell office:value-type="string" table:style-name="ce1">
            <text:p>Final Exam total (Real)</text:p>
          </table:table-cell>
          <table:table-cell office:value-type="string" table:style-name="ce1">
            <text:p>Assignment:Project Prototypes (Real)</text:p>
          </table:table-cell>
          <table:table-cell office:value-type="string" table:style-name="ce1">
            <text:p>Assignment:Final Test Report (Real)</text:p>
          </table:table-cell>
          <table:table-cell office:value-type="string" table:style-name="ce1">
            <text:p>HW1</text:p>
          </table:table-cell>
          <table:table-cell office:value-type="string" table:style-name="ce1">
            <text:p>HW2</text:p>
          </table:table-cell>
          <table:table-cell office:value-type="string" table:style-name="ce1">
            <text:p>HS3</text:p>
          </table:table-cell>
          <table:table-cell office:value-type="string" table:style-name="ce1">
            <text:p>Assignment:Final Functionality report (Real)</text:p>
          </table:table-cell>
          <table:table-cell office:value-type="string" table:style-name="ce1">
            <text:p>HW and Project total (Real)</text:p>
          </table:table-cell>
          <table:table-cell office:value-type="string" table:style-name="ce1">
            <text:p>Quiz:PreCourse Assessment (Real)</text:p>
          </table:table-cell>
          <table:table-cell office:value-type="string" table:style-name="ce1">
            <text:p>Course total (Real)</text:p>
          </table:table-cell>
          <table:table-cell office:value-type="string" table:style-name="ce1">
            <text:p>Last downloaded from this course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William</text:p>
          </table:table-cell>
          <table:table-cell office:value-type="string" table:style-name="ce1">
            <text:p>Adorjan</text:p>
          </table:table-cell>
          <table:table-cell office:value-type="string" table:style-name="ce1">
            <text:p>wadorjan01</text:p>
          </table:table-cell>
          <table:table-cell table:number-columns-repeated="2" table:style-name="ce1"/>
          <table:table-cell office:value-type="string" table:style-name="ce1">
            <text:p>wadorjan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84.85" table:style-name="ce1">
            <text:p>84.85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office:value-type="float" office:value="269.85000000000002" table:style-name="ce1">
            <text:p>269.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308.8599999999999" table:style-name="ce1">
            <text:p>1308.86</text:p>
          </table:table-cell>
          <table:table-cell office:value-type="string" table:style-name="ce1">
            <text:p>1615073157</text:p>
          </table:table-cell>
          <table:table-cell office:value-type="float" office:value="93.49" table:formula="of:=[.AM2]/[.AP2]*100" table:style-name="ce1">
            <text:p>93.49</text:p>
          </table:table-cell>
          <table:table-cell office:value-type="float" office:value="1400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Bryan</text:p>
          </table:table-cell>
          <table:table-cell office:value-type="string" table:style-name="ce1">
            <text:p>Akers</text:p>
          </table:table-cell>
          <table:table-cell office:value-type="string" table:style-name="ce1">
            <text:p>bakers07</text:p>
          </table:table-cell>
          <table:table-cell table:number-columns-repeated="2" table:style-name="ce1"/>
          <table:table-cell office:value-type="string" table:style-name="ce1">
            <text:p>bakers07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60.61" table:style-name="ce1">
            <text:p>60.61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204.61" table:style-name="ce1">
            <text:p>204.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-</text:p>
          </table:table-cell>
          <table:table-cell office:value-type="float" office:value="1218.57" table:style-name="ce1">
            <text:p>1218.57</text:p>
          </table:table-cell>
          <table:table-cell office:value-type="string" table:style-name="ce1">
            <text:p>1615073157</text:p>
          </table:table-cell>
          <table:table-cell office:value-type="float" office:value="87.040714285714287" table:formula="of:=[.AM3]/[.AP3]*100" table:style-name="ce1">
            <text:p>87.04071429</text:p>
          </table:table-cell>
          <table:table-cell office:value-type="float" office:value="1400" table:formula="of:=[.AP2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Matthew</text:p>
          </table:table-cell>
          <table:table-cell office:value-type="string" table:style-name="ce1">
            <text:p>Ayers</text:p>
          </table:table-cell>
          <table:table-cell office:value-type="string" table:style-name="ce1">
            <text:p>mayers01</text:p>
          </table:table-cell>
          <table:table-cell table:number-columns-repeated="2" table:style-name="ce1"/>
          <table:table-cell office:value-type="string" table:style-name="ce1">
            <text:p>mayers01@aurora.ed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-</text:p>
          </table:table-cell>
          <table:table-cell office:value-type="float" office:value="63.64" table:style-name="ce1">
            <text:p>63.64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205.64" table:style-name="ce1">
            <text:p>205.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float" office:value="956.51" table:style-name="ce1">
            <text:p>956.51</text:p>
          </table:table-cell>
          <table:table-cell office:value-type="string" table:style-name="ce1">
            <text:p>1615073157</text:p>
          </table:table-cell>
          <table:table-cell office:value-type="float" office:value="68.32214285714285" table:formula="of:=[.AM4]/[.AP4]*100" table:style-name="ce1">
            <text:p>68.32214286</text:p>
          </table:table-cell>
          <table:table-cell office:value-type="float" office:value="1400" table:formula="of:=[.AP3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Marcus</text:p>
          </table:table-cell>
          <table:table-cell office:value-type="string" table:style-name="ce1">
            <text:p>Becker</text:p>
          </table:table-cell>
          <table:table-cell office:value-type="string" table:style-name="ce1">
            <text:p>mbecker09</text:p>
          </table:table-cell>
          <table:table-cell table:number-columns-repeated="2" table:style-name="ce1"/>
          <table:table-cell office:value-type="string" table:style-name="ce1">
            <text:p>mbecker09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96.97" table:style-name="ce1">
            <text:p>96.97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285.97000000000003" table:style-name="ce1">
            <text:p>285.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-</text:p>
          </table:table-cell>
          <table:table-cell office:value-type="float" office:value="1344.91" table:style-name="ce1">
            <text:p>1344.91</text:p>
          </table:table-cell>
          <table:table-cell office:value-type="string" table:style-name="ce1">
            <text:p>1615073157</text:p>
          </table:table-cell>
          <table:table-cell office:value-type="float" office:value="96.064999999999998" table:formula="of:=[.AM5]/[.AP5]*100" table:style-name="ce1">
            <text:p>96.065</text:p>
          </table:table-cell>
          <table:table-cell office:value-type="float" office:value="1400" table:formula="of:=[.AP4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ake</text:p>
          </table:table-cell>
          <table:table-cell office:value-type="string" table:style-name="ce1">
            <text:p>Bucher</text:p>
          </table:table-cell>
          <table:table-cell office:value-type="string" table:style-name="ce1">
            <text:p>jbucher01</text:p>
          </table:table-cell>
          <table:table-cell table:number-columns-repeated="2" table:style-name="ce1"/>
          <table:table-cell office:value-type="string" table:style-name="ce1">
            <text:p>jbucher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87.88" table:style-name="ce1">
            <text:p>87.88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271.88" table:style-name="ce1">
            <text:p>271.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310.75" table:style-name="ce1">
            <text:p>1310.75</text:p>
          </table:table-cell>
          <table:table-cell office:value-type="string" table:style-name="ce1">
            <text:p>1615073157</text:p>
          </table:table-cell>
          <table:table-cell office:value-type="float" office:value="93.625" table:formula="of:=[.AM6]/[.AP6]*100" table:style-name="ce1">
            <text:p>93.625</text:p>
          </table:table-cell>
          <table:table-cell office:value-type="float" office:value="1400" table:formula="of:=[.AP5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oan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jcastro05</text:p>
          </table:table-cell>
          <table:table-cell table:number-columns-repeated="2" table:style-name="ce1"/>
          <table:table-cell office:value-type="string" table:style-name="ce1">
            <text:p>jcastro05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81.819999999999993" table:style-name="ce1">
            <text:p>81.82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244.82" table:style-name="ce1">
            <text:p>244.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285.5" table:style-name="ce1">
            <text:p>1285.5</text:p>
          </table:table-cell>
          <table:table-cell office:value-type="string" table:style-name="ce1">
            <text:p>1615073157</text:p>
          </table:table-cell>
          <table:table-cell office:value-type="float" office:value="91.821428571428569" table:formula="of:=[.AM7]/[.AP7]*100" table:style-name="ce1">
            <text:p>91.82142857</text:p>
          </table:table-cell>
          <table:table-cell office:value-type="float" office:value="1400" table:formula="of:=[.AP6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Mason</text:p>
          </table:table-cell>
          <table:table-cell office:value-type="string" table:style-name="ce1">
            <text:p>Conroy</text:p>
          </table:table-cell>
          <table:table-cell office:value-type="string" table:style-name="ce1">
            <text:p>mconroy03</text:p>
          </table:table-cell>
          <table:table-cell table:number-columns-repeated="2" table:style-name="ce1"/>
          <table:table-cell office:value-type="string" table:style-name="ce1">
            <text:p>mconroy03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96.97" table:style-name="ce1">
            <text:p>96.97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274.97000000000003" table:style-name="ce1">
            <text:p>274.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313.64" table:style-name="ce1">
            <text:p>1313.64</text:p>
          </table:table-cell>
          <table:table-cell office:value-type="string" table:style-name="ce1">
            <text:p>1615073157</text:p>
          </table:table-cell>
          <table:table-cell office:value-type="float" office:value="93.831428571428575" table:formula="of:=[.AM8]/[.AP8]*100" table:style-name="ce1">
            <text:p>93.83142857</text:p>
          </table:table-cell>
          <table:table-cell office:value-type="float" office:value="1400" table:formula="of:=[.AP7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Leandro</text:p>
          </table:table-cell>
          <table:table-cell office:value-type="string" table:style-name="ce1">
            <text:p>Deagueros</text:p>
          </table:table-cell>
          <table:table-cell office:value-type="string" table:style-name="ce1">
            <text:p>ldeagueros01</text:p>
          </table:table-cell>
          <table:table-cell table:number-columns-repeated="2" table:style-name="ce1"/>
          <table:table-cell office:value-type="string" table:style-name="ce1">
            <text:p>ldeagueros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2.73" table:style-name="ce1">
            <text:p>72.7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60.72999999999999" table:style-name="ce1">
            <text:p>160.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-</text:p>
          </table:table-cell>
          <table:table-cell office:value-type="float" office:value="1060.01" table:style-name="ce1">
            <text:p>1060.01</text:p>
          </table:table-cell>
          <table:table-cell office:value-type="string" table:style-name="ce1">
            <text:p>1615073157</text:p>
          </table:table-cell>
          <table:table-cell office:value-type="float" office:value="75.715000000000003" table:formula="of:=[.AM9]/[.AP9]*100" table:style-name="ce1">
            <text:p>75.715</text:p>
          </table:table-cell>
          <table:table-cell office:value-type="float" office:value="1400" table:formula="of:=[.AP8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ackeline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escalante02</text:p>
          </table:table-cell>
          <table:table-cell table:number-columns-repeated="2" table:style-name="ce1"/>
          <table:table-cell office:value-type="string" table:style-name="ce1">
            <text:p>jescalante02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5.760000000000005" table:style-name="ce1">
            <text:p>75.76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243.76" table:style-name="ce1">
            <text:p>243.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float" office:value="1134.26" table:style-name="ce1">
            <text:p>1134.26</text:p>
          </table:table-cell>
          <table:table-cell office:value-type="string" table:style-name="ce1">
            <text:p>1615073157</text:p>
          </table:table-cell>
          <table:table-cell office:value-type="float" office:value="81.018571428571434" table:formula="of:=[.AM10]/[.AP10]*100" table:style-name="ce1">
            <text:p>81.01857143</text:p>
          </table:table-cell>
          <table:table-cell office:value-type="float" office:value="1400" table:formula="of:=[.AP9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Andy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agarcia19</text:p>
          </table:table-cell>
          <table:table-cell table:number-columns-repeated="2" table:style-name="ce1"/>
          <table:table-cell office:value-type="string" table:style-name="ce1">
            <text:p>agarcia19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-</text:p>
          </table:table-cell>
          <table:table-cell office:value-type="float" office:value="78.790000000000006" table:style-name="ce1">
            <text:p>78.79</text:p>
          </table:table-cell>
          <table:table-cell office:value-type="float" office:value="77" table:style-name="ce1">
            <text:p>77</text:p>
          </table:table-cell>
          <table:table-cell office:value-type="float" office:value="100" table:style-name="ce1">
            <text:p>100</text:p>
          </table:table-cell>
          <table:table-cell office:value-type="float" office:value="255.79" table:style-name="ce1">
            <text:p>255.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203.18" table:style-name="ce1">
            <text:p>1203.18</text:p>
          </table:table-cell>
          <table:table-cell office:value-type="string" table:style-name="ce1">
            <text:p>1615073157</text:p>
          </table:table-cell>
          <table:table-cell office:value-type="float" office:value="85.941428571428574" table:formula="of:=[.AM11]/[.AP11]*100" table:style-name="ce1">
            <text:p>85.94142857</text:p>
          </table:table-cell>
          <table:table-cell office:value-type="float" office:value="1400" table:formula="of:=[.AP10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Luke</text:p>
          </table:table-cell>
          <table:table-cell office:value-type="string" table:style-name="ce1">
            <text:p>Gaudiano</text:p>
          </table:table-cell>
          <table:table-cell office:value-type="string" table:style-name="ce1">
            <text:p>lgaudiano01</text:p>
          </table:table-cell>
          <table:table-cell table:number-columns-repeated="2" table:style-name="ce1"/>
          <table:table-cell office:value-type="string" table:style-name="ce1">
            <text:p>lgaudiano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93.94" table:style-name="ce1">
            <text:p>93.94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office:value-type="float" office:value="240.94" table:style-name="ce1">
            <text:p>240.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float" office:value="1092.81" table:style-name="ce1">
            <text:p>1092.81</text:p>
          </table:table-cell>
          <table:table-cell office:value-type="string" table:style-name="ce1">
            <text:p>1615073157</text:p>
          </table:table-cell>
          <table:table-cell office:value-type="float" office:value="78.057857142857131" table:formula="of:=[.AM12]/[.AP12]*100" table:style-name="ce1">
            <text:p>78.05785714</text:p>
          </table:table-cell>
          <table:table-cell office:value-type="float" office:value="1400" table:formula="of:=[.AP11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Vanessa</text:p>
          </table:table-cell>
          <table:table-cell office:value-type="string" table:style-name="ce1">
            <text:p>Gill</text:p>
          </table:table-cell>
          <table:table-cell office:value-type="string" table:style-name="ce1">
            <text:p>vgill01</text:p>
          </table:table-cell>
          <table:table-cell table:number-columns-repeated="2" table:style-name="ce1"/>
          <table:table-cell office:value-type="string" table:style-name="ce1">
            <text:p>vgill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-</text:p>
          </table:table-cell>
          <table:table-cell office:value-type="float" office:value="87.88" table:style-name="ce1">
            <text:p>87.88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226.88" table:style-name="ce1">
            <text:p>226.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-</text:p>
          </table:table-cell>
          <table:table-cell office:value-type="float" office:value="1191.44" table:style-name="ce1">
            <text:p>1191.44</text:p>
          </table:table-cell>
          <table:table-cell office:value-type="string" table:style-name="ce1">
            <text:p>1615073157</text:p>
          </table:table-cell>
          <table:table-cell office:value-type="float" office:value="85.102857142857147" table:formula="of:=[.AM13]/[.AP13]*100" table:style-name="ce1">
            <text:p>85.10285714</text:p>
          </table:table-cell>
          <table:table-cell office:value-type="float" office:value="1400" table:formula="of:=[.AP12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acob</text:p>
          </table:table-cell>
          <table:table-cell office:value-type="string" table:style-name="ce1">
            <text:p>Gilson</text:p>
          </table:table-cell>
          <table:table-cell office:value-type="string" table:style-name="ce1">
            <text:p>jgilson01</text:p>
          </table:table-cell>
          <table:table-cell table:number-columns-repeated="2" table:style-name="ce1"/>
          <table:table-cell office:value-type="string" table:style-name="ce1">
            <text:p>jgilson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5.760000000000005" table:style-name="ce1">
            <text:p>75.76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224.76" table:style-name="ce1">
            <text:p>224.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float" office:value="1329.77" table:style-name="ce1">
            <text:p>1329.77</text:p>
          </table:table-cell>
          <table:table-cell office:value-type="string" table:style-name="ce1">
            <text:p>1615073157</text:p>
          </table:table-cell>
          <table:table-cell office:value-type="float" office:value="94.983571428571423" table:formula="of:=[.AM14]/[.AP14]*100" table:style-name="ce1">
            <text:p>94.98357143</text:p>
          </table:table-cell>
          <table:table-cell office:value-type="float" office:value="1400" table:formula="of:=[.AP13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Brian</text:p>
          </table:table-cell>
          <table:table-cell office:value-type="string" table:style-name="ce1">
            <text:p>Hinterlong</text:p>
          </table:table-cell>
          <table:table-cell office:value-type="string" table:style-name="ce1">
            <text:p>bhinterlong01</text:p>
          </table:table-cell>
          <table:table-cell table:number-columns-repeated="2" table:style-name="ce1"/>
          <table:table-cell office:value-type="string" table:style-name="ce1">
            <text:p>bhinterlong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66.67" table:style-name="ce1">
            <text:p>66.67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6.67" table:style-name="ce1">
            <text:p>666.67</text:p>
          </table:table-cell>
          <table:table-cell office:value-type="string" table:style-name="ce1">
            <text:p>-</text:p>
          </table:table-cell>
          <table:table-cell office:value-type="float" office:value="69.7" table:style-name="ce1">
            <text:p>69.7</text:p>
          </table:table-cell>
          <table:table-cell office:value-type="float" office:value="98" table:style-name="ce1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257.7" table:style-name="ce1">
            <text:p>257.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float" office:value="1078.93" table:style-name="ce1">
            <text:p>1078.93</text:p>
          </table:table-cell>
          <table:table-cell office:value-type="string" table:style-name="ce1">
            <text:p>1615073157</text:p>
          </table:table-cell>
          <table:table-cell office:value-type="float" office:value="77.066428571428574" table:formula="of:=[.AM15]/[.AP15]*100" table:style-name="ce1">
            <text:p>77.06642857</text:p>
          </table:table-cell>
          <table:table-cell office:value-type="float" office:value="1400" table:formula="of:=[.AP14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Zachary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zholly01</text:p>
          </table:table-cell>
          <table:table-cell table:number-columns-repeated="2" table:style-name="ce1"/>
          <table:table-cell office:value-type="string" table:style-name="ce1">
            <text:p>zholly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81.819999999999993" table:style-name="ce1">
            <text:p>81.82</text:p>
          </table:table-cell>
          <table:table-cell office:value-type="float" office:value="94" table:style-name="ce1">
            <text:p>94</text:p>
          </table:table-cell>
          <table:table-cell office:value-type="float" office:value="100" table:style-name="ce1">
            <text:p>100</text:p>
          </table:table-cell>
          <table:table-cell office:value-type="float" office:value="275.82" table:style-name="ce1">
            <text:p>275.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float" office:value="1377.43" table:style-name="ce1">
            <text:p>1377.43</text:p>
          </table:table-cell>
          <table:table-cell office:value-type="string" table:style-name="ce1">
            <text:p>1615073157</text:p>
          </table:table-cell>
          <table:table-cell office:value-type="float" office:value="98.387857142857143" table:formula="of:=[.AM16]/[.AP16]*100" table:style-name="ce1">
            <text:p>98.38785714</text:p>
          </table:table-cell>
          <table:table-cell office:value-type="float" office:value="1400" table:formula="of:=[.AP15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Todd</text:p>
          </table:table-cell>
          <table:table-cell office:value-type="string" table:style-name="ce1">
            <text:p>Lustig</text:p>
          </table:table-cell>
          <table:table-cell office:value-type="string" table:style-name="ce1">
            <text:p>tlustig01</text:p>
          </table:table-cell>
          <table:table-cell table:number-columns-repeated="2" table:style-name="ce1"/>
          <table:table-cell office:value-type="string" table:style-name="ce1">
            <text:p>tlustig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57.58" table:style-name="ce1">
            <text:p>57.5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210.58" table:style-name="ce1">
            <text:p>210.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-</text:p>
          </table:table-cell>
          <table:table-cell office:value-type="float" office:value="1190.54" table:style-name="ce1">
            <text:p>1190.54</text:p>
          </table:table-cell>
          <table:table-cell office:value-type="string" table:style-name="ce1">
            <text:p>1615073157</text:p>
          </table:table-cell>
          <table:table-cell office:value-type="float" office:value="85.03857142857143" table:formula="of:=[.AM17]/[.AP17]*100" table:style-name="ce1">
            <text:p>85.03857143</text:p>
          </table:table-cell>
          <table:table-cell office:value-type="float" office:value="1400" table:formula="of:=[.AP16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Dylan</text:p>
          </table:table-cell>
          <table:table-cell office:value-type="string" table:style-name="ce1">
            <text:p>Lyman</text:p>
          </table:table-cell>
          <table:table-cell office:value-type="string" table:style-name="ce1">
            <text:p>dlyman01</text:p>
          </table:table-cell>
          <table:table-cell table:number-columns-repeated="2" table:style-name="ce1"/>
          <table:table-cell office:value-type="string" table:style-name="ce1">
            <text:p>dlyman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-</text:p>
          </table:table-cell>
          <table:table-cell office:value-type="float" office:value="90.91" table:style-name="ce1">
            <text:p>90.91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236.91" table:style-name="ce1">
            <text:p>236.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1615073157</text:p>
          </table:table-cell>
          <table:table-cell office:value-type="float" office:value="89.071428571428569" table:formula="of:=[.AM18]/[.AP18]*100" table:style-name="ce1">
            <text:p>89.07142857</text:p>
          </table:table-cell>
          <table:table-cell office:value-type="float" office:value="1400" table:formula="of:=[.AP17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Nicholas</text:p>
          </table:table-cell>
          <table:table-cell office:value-type="string" table:style-name="ce1">
            <text:p>Malmberg</text:p>
          </table:table-cell>
          <table:table-cell office:value-type="string" table:style-name="ce1">
            <text:p>nmalmberg01</text:p>
          </table:table-cell>
          <table:table-cell table:number-columns-repeated="2" table:style-name="ce1"/>
          <table:table-cell office:value-type="string" table:style-name="ce1">
            <text:p>nmalmberg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60.61" table:style-name="ce1">
            <text:p>60.61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245.61" table:style-name="ce1">
            <text:p>245.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-</text:p>
          </table:table-cell>
          <table:table-cell office:value-type="float" office:value="1244.23" table:style-name="ce1">
            <text:p>1244.23</text:p>
          </table:table-cell>
          <table:table-cell office:value-type="string" table:style-name="ce1">
            <text:p>1615073157</text:p>
          </table:table-cell>
          <table:table-cell office:value-type="float" office:value="88.873571428571424" table:formula="of:=[.AM19]/[.AP19]*100" table:style-name="ce1">
            <text:p>88.87357143</text:p>
          </table:table-cell>
          <table:table-cell office:value-type="float" office:value="1400" table:formula="of:=[.AP18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Ramon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rmontoya01</text:p>
          </table:table-cell>
          <table:table-cell table:number-columns-repeated="2" table:style-name="ce1"/>
          <table:table-cell office:value-type="string" table:style-name="ce1">
            <text:p>rmontoya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2.73" table:style-name="ce1">
            <text:p>72.73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156.72999999999999" table:style-name="ce1">
            <text:p>156.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</text:p>
          </table:table-cell>
          <table:table-cell office:value-type="float" office:value="1004.23" table:style-name="ce1">
            <text:p>1004.23</text:p>
          </table:table-cell>
          <table:table-cell office:value-type="string" table:style-name="ce1">
            <text:p>1615073157</text:p>
          </table:table-cell>
          <table:table-cell office:value-type="float" office:value="71.730714285714299" table:formula="of:=[.AM20]/[.AP20]*100" table:style-name="ce1">
            <text:p>71.73071429</text:p>
          </table:table-cell>
          <table:table-cell office:value-type="float" office:value="1400" table:formula="of:=[.AP19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Daniel</text:p>
          </table:table-cell>
          <table:table-cell office:value-type="string" table:style-name="ce1">
            <text:p>Pytel</text:p>
          </table:table-cell>
          <table:table-cell office:value-type="string" table:style-name="ce1">
            <text:p>dpytel01</text:p>
          </table:table-cell>
          <table:table-cell table:number-columns-repeated="2" table:style-name="ce1"/>
          <table:table-cell office:value-type="string" table:style-name="ce1">
            <text:p>dpytel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5.760000000000005" table:style-name="ce1">
            <text:p>75.76</text:p>
          </table:table-cell>
          <table:table-cell office:value-type="float" office:value="81" table:style-name="ce1">
            <text:p>81</text:p>
          </table:table-cell>
          <table:table-cell office:value-type="float" office:value="100" table:style-name="ce1">
            <text:p>100</text:p>
          </table:table-cell>
          <table:table-cell office:value-type="float" office:value="256.76" table:style-name="ce1">
            <text:p>256.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</text:p>
          </table:table-cell>
          <table:table-cell office:value-type="float" office:value="922.84" table:style-name="ce1">
            <text:p>922.84</text:p>
          </table:table-cell>
          <table:table-cell office:value-type="string" table:style-name="ce1">
            <text:p>1615073157</text:p>
          </table:table-cell>
          <table:table-cell office:value-type="float" office:value="65.917142857142863" table:formula="of:=[.AM21]/[.AP21]*100" table:style-name="ce1">
            <text:p>65.91714286</text:p>
          </table:table-cell>
          <table:table-cell office:value-type="float" office:value="1400" table:formula="of:=[.AP20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ared</text:p>
          </table:table-cell>
          <table:table-cell office:value-type="string" table:style-name="ce1">
            <text:p>Reichardt</text:p>
          </table:table-cell>
          <table:table-cell office:value-type="string" table:style-name="ce1">
            <text:p>jreichardt01</text:p>
          </table:table-cell>
          <table:table-cell table:number-columns-repeated="2" table:style-name="ce1"/>
          <table:table-cell office:value-type="string" table:style-name="ce1">
            <text:p>jreichardt01@aurora.ed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float" office:value="66.67" table:style-name="ce1">
            <text:p>66.67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office:value-type="float" office:value="222.67" table:style-name="ce1">
            <text:p>222.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float" office:value="913.76" table:style-name="ce1">
            <text:p>913.76</text:p>
          </table:table-cell>
          <table:table-cell office:value-type="string" table:style-name="ce1">
            <text:p>1615073157</text:p>
          </table:table-cell>
          <table:table-cell office:value-type="float" office:value="65.268571428571434" table:formula="of:=[.AM22]/[.AP22]*100" table:style-name="ce1">
            <text:p>65.26857143</text:p>
          </table:table-cell>
          <table:table-cell office:value-type="float" office:value="1400" table:formula="of:=[.AP21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uleah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09</text:p>
          </table:table-cell>
          <table:table-cell table:number-columns-repeated="2" table:style-name="ce1"/>
          <table:table-cell office:value-type="string" table:style-name="ce1">
            <text:p>jrichardson09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60.61" table:style-name="ce1">
            <text:p>60.61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office:value-type="float" office:value="222.61" table:style-name="ce1">
            <text:p>222.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-</text:p>
          </table:table-cell>
          <table:table-cell office:value-type="float" office:value="1109.3699999999999" table:style-name="ce1">
            <text:p>1109.37</text:p>
          </table:table-cell>
          <table:table-cell office:value-type="string" table:style-name="ce1">
            <text:p>1615073157</text:p>
          </table:table-cell>
          <table:table-cell office:value-type="float" office:value="79.240714285714276" table:formula="of:=[.AM23]/[.AP23]*100" table:style-name="ce1">
            <text:p>79.24071429</text:p>
          </table:table-cell>
          <table:table-cell office:value-type="float" office:value="1400" table:formula="of:=[.AP22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Alondr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arodriguez23</text:p>
          </table:table-cell>
          <table:table-cell table:number-columns-repeated="2" table:style-name="ce1"/>
          <table:table-cell office:value-type="string" table:style-name="ce1">
            <text:p>arodriguez23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-</text:p>
          </table:table-cell>
          <table:table-cell office:value-type="float" office:value="81.819999999999993" table:style-name="ce1">
            <text:p>81.82</text:p>
          </table:table-cell>
          <table:table-cell office:value-type="float" office:value="72" table:style-name="ce1">
            <text:p>72</text:p>
          </table:table-cell>
          <table:table-cell office:value-type="float" office:value="100" table:style-name="ce1">
            <text:p>100</text:p>
          </table:table-cell>
          <table:table-cell office:value-type="float" office:value="253.82" table:style-name="ce1">
            <text:p>253.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</text:p>
          </table:table-cell>
          <table:table-cell office:value-type="float" office:value="813.39" table:style-name="ce1">
            <text:p>813.39</text:p>
          </table:table-cell>
          <table:table-cell office:value-type="string" table:style-name="ce1">
            <text:p>1615073157</text:p>
          </table:table-cell>
          <table:table-cell office:value-type="float" office:value="58.099285714285706" table:formula="of:=[.AM24]/[.AP24]*100" table:style-name="ce1">
            <text:p>58.09928571</text:p>
          </table:table-cell>
          <table:table-cell office:value-type="float" office:value="1400" table:formula="of:=[.AP23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Sharanitha</text:p>
          </table:table-cell>
          <table:table-cell office:value-type="string" table:style-name="ce1">
            <text:p>Sampath</text:p>
          </table:table-cell>
          <table:table-cell office:value-type="string" table:style-name="ce1">
            <text:p>ssampath01</text:p>
          </table:table-cell>
          <table:table-cell table:number-columns-repeated="2" table:style-name="ce1"/>
          <table:table-cell office:value-type="string" table:style-name="ce1">
            <text:p>ssampath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90.91" table:style-name="ce1">
            <text:p>90.91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256.91000000000003" table:style-name="ce1">
            <text:p>256.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float" office:value="1359.78" table:style-name="ce1">
            <text:p>1359.78</text:p>
          </table:table-cell>
          <table:table-cell office:value-type="string" table:style-name="ce1">
            <text:p>1615073157</text:p>
          </table:table-cell>
          <table:table-cell office:value-type="float" office:value="97.127142857142857" table:formula="of:=[.AM25]/[.AP25]*100" table:style-name="ce1">
            <text:p>97.12714286</text:p>
          </table:table-cell>
          <table:table-cell office:value-type="float" office:value="1400" table:formula="of:=[.AP24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Rachel</text:p>
          </table:table-cell>
          <table:table-cell office:value-type="string" table:style-name="ce1">
            <text:p>Skonning</text:p>
          </table:table-cell>
          <table:table-cell office:value-type="string" table:style-name="ce1">
            <text:p>rskonning01</text:p>
          </table:table-cell>
          <table:table-cell table:number-columns-repeated="2" table:style-name="ce1"/>
          <table:table-cell office:value-type="string" table:style-name="ce1">
            <text:p>rskonning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5.760000000000005" table:style-name="ce1">
            <text:p>75.76</text:p>
          </table:table-cell>
          <table:table-cell office:value-type="float" office:value="80" table:style-name="ce1">
            <text:p>80</text:p>
          </table:table-cell>
          <table:table-cell office:value-type="float" office:value="74" table:style-name="ce1">
            <text:p>74</text:p>
          </table:table-cell>
          <table:table-cell office:value-type="float" office:value="229.76" table:style-name="ce1">
            <text:p>229.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float" office:value="1334.44" table:style-name="ce1">
            <text:p>1334.44</text:p>
          </table:table-cell>
          <table:table-cell office:value-type="string" table:style-name="ce1">
            <text:p>1615073157</text:p>
          </table:table-cell>
          <table:table-cell office:value-type="float" office:value="95.317142857142855" table:formula="of:=[.AM26]/[.AP26]*100" table:style-name="ce1">
            <text:p>95.31714286</text:p>
          </table:table-cell>
          <table:table-cell office:value-type="float" office:value="1400" table:formula="of:=[.AP25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Zachary</text:p>
          </table:table-cell>
          <table:table-cell office:value-type="string" table:style-name="ce1">
            <text:p>Valencik</text:p>
          </table:table-cell>
          <table:table-cell office:value-type="string" table:style-name="ce1">
            <text:p>zvalencik01</text:p>
          </table:table-cell>
          <table:table-cell table:number-columns-repeated="2" table:style-name="ce1"/>
          <table:table-cell office:value-type="string" table:style-name="ce1">
            <text:p>zvalencik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66.67" table:style-name="ce1">
            <text:p>66.67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232.67" table:style-name="ce1">
            <text:p>232.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241.6400000000001" table:style-name="ce1">
            <text:p>1241.64</text:p>
          </table:table-cell>
          <table:table-cell office:value-type="string" table:style-name="ce1">
            <text:p>1615073157</text:p>
          </table:table-cell>
          <table:table-cell office:value-type="float" office:value="88.688571428571436" table:formula="of:=[.AM27]/[.AP27]*100" table:style-name="ce1">
            <text:p>88.68857143</text:p>
          </table:table-cell>
          <table:table-cell office:value-type="float" office:value="1400" table:formula="of:=[.AP26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oseph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jwalker13</text:p>
          </table:table-cell>
          <table:table-cell table:number-columns-repeated="2" table:style-name="ce1"/>
          <table:table-cell office:value-type="string" table:style-name="ce1">
            <text:p>jwalker13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-</text:p>
          </table:table-cell>
          <table:table-cell office:value-type="float" office:value="72.73" table:style-name="ce1">
            <text:p>72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.73" table:style-name="ce1">
            <text:p>72.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78.18" table:style-name="ce1">
            <text:p>178.18</text:p>
          </table:table-cell>
          <table:table-cell office:value-type="string" table:style-name="ce1">
            <text:p>1615073157</text:p>
          </table:table-cell>
          <table:table-cell office:value-type="float" office:value="12.727142857142857" table:formula="of:=[.AM28]/[.AP28]*100" table:style-name="ce1">
            <text:p>12.72714286</text:p>
          </table:table-cell>
          <table:table-cell office:value-type="float" office:value="1400" table:formula="of:=[.AP27]" table:style-name="ce1">
            <text:p>1400</text:p>
          </table:table-cell>
          <table:table-cell table:number-columns-repeated="16342"/>
        </table:table-row>
        <table:table-row table:number-rows-repeated="104854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T MC</text:p>
          </table:table-cell>
          <table:table-cell office:value-type="string" table:style-name="ce1">
            <text:p>MT Pgm1</text:p>
          </table:table-cell>
          <table:table-cell office:value-type="string" table:style-name="ce1">
            <text:p>MT PG2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</text:p>
          </table:table-cell>
          <table:table-cell table:number-columns-repeated="16379" table:style-name="ce1"/>
        </table:table-row>
        <table:table-row table:style-name="ro1">
          <table:table-cell office:value-type="float" office:value="72.73" table:style-name="ce1">
            <text:p>72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243333333333336" table:formula="of:=AVERAGE([.A2:.C2])" table:style-name="ce1">
            <text:p>24.24333333</text:p>
          </table:table-cell>
          <table:table-cell office:value-type="float" office:value="77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72.73" table:style-name="ce1">
            <text:p>72.73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52.243333333333339" table:formula="of:=AVERAGE([.A3:.C3])" table:style-name="ce1">
            <text:p>52.24333333</text:p>
          </table:table-cell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string" table:style-name="ce1">
            <text:p>F<text:s/>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table:number-columns-repeated="16372" table:style-name="ce1"/>
        </table:table-row>
        <table:table-row table:style-name="ro1">
          <table:table-cell office:value-type="float" office:value="72.73" table:style-name="ce1">
            <text:p>72.7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53.576666666666675" table:formula="of:=AVERAGE([.A4:.C4])" table:style-name="ce1">
            <text:p>53.57666667</text:p>
          </table:table-cell>
          <table:table-cell office:value-type="float" office:value="77" table:formula="of:=[.E3]" table:style-name="ce1">
            <text:p>7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7" table:formula="of:=SUM([.H4:.L4])" table:style-name="ce1">
            <text:p>27</text:p>
          </table:table-cell>
          <table:table-cell table:number-columns-repeated="16371"/>
        </table:table-row>
        <table:table-row table:style-name="ro1">
          <table:table-cell office:value-type="float" office:value="60.61" table:style-name="ce1">
            <text:p>60.61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68.203333333333333" table:formula="of:=AVERAGE([.A5:.C5])" table:style-name="ce1">
            <text:p>68.20333333</text:p>
          </table:table-cell>
          <table:table-cell office:value-type="float" office:value="77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63.64" table:style-name="ce1">
            <text:p>63.64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68.546666666666667" table:formula="of:=AVERAGE([.A6:.C6])" table:style-name="ce1">
            <text:p>68.54666667</text:p>
          </table:table-cell>
          <table:table-cell office:value-type="float" office:value="77" table:formula="of:=[.E5]" table:style-name="ce1">
            <text:p>77</text:p>
          </table:table-cell>
          <table:table-cell table:style-name="ce1"/>
          <table:table-cell table:style-name="ce1">
            <draw:frame draw:z-index="1" draw:id="id0" draw:style-name="a0" draw:name="Chart 1" svg:x="0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float" office:value="57.58" table:style-name="ce1">
            <text:p>57.5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70.193333333333328" table:formula="of:=AVERAGE([.A7:.C7])" table:style-name="ce1">
            <text:p>70.19333333</text:p>
          </table:table-cell>
          <table:table-cell office:value-type="float" office:value="77" table:formula="of:=[.E6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60.61" table:style-name="ce1">
            <text:p>60.61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office:value-type="float" office:value="74.203333333333333" table:formula="of:=AVERAGE([.A8:.C8])" table:style-name="ce1">
            <text:p>74.20333333</text:p>
          </table:table-cell>
          <table:table-cell office:value-type="float" office:value="77" table:formula="of:=[.E7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66.67" table:style-name="ce1">
            <text:p>66.67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office:value-type="float" office:value="74.223333333333343" table:formula="of:=AVERAGE([.A9:.C9])" table:style-name="ce1">
            <text:p>74.22333333</text:p>
          </table:table-cell>
          <table:table-cell office:value-type="float" office:value="77" table:formula="of:=[.E8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74.92" table:formula="of:=AVERAGE([.A10:.C10])" table:style-name="ce1">
            <text:p>74.92</text:p>
          </table:table-cell>
          <table:table-cell office:value-type="float" office:value="77" table:formula="of:=[.E9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87.88" table:style-name="ce1">
            <text:p>87.88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75.626666666666665" table:formula="of:=AVERAGE([.A11:.C11])" table:style-name="ce1">
            <text:p>75.62666667</text:p>
          </table:table-cell>
          <table:table-cell office:value-type="float" office:value="77" table:formula="of:=[.E10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80" table:style-name="ce1">
            <text:p>80</text:p>
          </table:table-cell>
          <table:table-cell office:value-type="float" office:value="74" table:style-name="ce1">
            <text:p>74</text:p>
          </table:table-cell>
          <table:table-cell office:value-type="float" office:value="76.586666666666659" table:formula="of:=AVERAGE([.A12:.C12])" table:style-name="ce1">
            <text:p>76.58666667</text:p>
          </table:table-cell>
          <table:table-cell office:value-type="float" office:value="77" table:formula="of:=[.E11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66.67" table:style-name="ce1">
            <text:p>66.67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77.556666666666672" table:formula="of:=AVERAGE([.A13:.C13])" table:style-name="ce1">
            <text:p>77.55666667</text:p>
          </table:table-cell>
          <table:table-cell office:value-type="float" office:value="77" table:formula="of:=[.E12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90.91" table:style-name="ce1">
            <text:p>90.91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78.97" table:formula="of:=AVERAGE([.A14:.C14])" table:style-name="ce1">
            <text:p>78.97</text:p>
          </table:table-cell>
          <table:table-cell office:value-type="float" office:value="77" table:formula="of:=[.E13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93.94" table:style-name="ce1">
            <text:p>93.94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office:value-type="float" office:value="80.313333333333333" table:formula="of:=AVERAGE([.A15:.C15])" table:style-name="ce1">
            <text:p>80.31333333</text:p>
          </table:table-cell>
          <table:table-cell office:value-type="float" office:value="77" table:formula="of:=[.E14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81.25333333333333" table:formula="of:=AVERAGE([.A16:.C16])" table:style-name="ce1">
            <text:p>81.25333333</text:p>
          </table:table-cell>
          <table:table-cell office:value-type="float" office:value="77" table:formula="of:=[.E15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81.819999999999993" table:style-name="ce1">
            <text:p>81.82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81.606666666666669" table:formula="of:=AVERAGE([.A17:.C17])" table:style-name="ce1">
            <text:p>81.60666667</text:p>
          </table:table-cell>
          <table:table-cell office:value-type="float" office:value="77" table:formula="of:=[.E16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60.61" table:style-name="ce1">
            <text:p>60.61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1.87" table:formula="of:=AVERAGE([.A18:.C18])" table:style-name="ce1">
            <text:p>81.87</text:p>
          </table:table-cell>
          <table:table-cell office:value-type="float" office:value="77" table:formula="of:=[.E17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81.819999999999993" table:style-name="ce1">
            <text:p>81.82</text:p>
          </table:table-cell>
          <table:table-cell office:value-type="float" office:value="72" table:style-name="ce1">
            <text:p>72</text:p>
          </table:table-cell>
          <table:table-cell office:value-type="float" office:value="100" table:style-name="ce1">
            <text:p>100</text:p>
          </table:table-cell>
          <table:table-cell office:value-type="float" office:value="84.606666666666669" table:formula="of:=AVERAGE([.A19:.C19])" table:style-name="ce1">
            <text:p>84.60666667</text:p>
          </table:table-cell>
          <table:table-cell office:value-type="float" office:value="77" table:formula="of:=[.E18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78.790000000000006" table:style-name="ce1">
            <text:p>78.79</text:p>
          </table:table-cell>
          <table:table-cell office:value-type="float" office:value="77" table:style-name="ce1">
            <text:p>77</text:p>
          </table:table-cell>
          <table:table-cell office:value-type="float" office:value="100" table:style-name="ce1">
            <text:p>100</text:p>
          </table:table-cell>
          <table:table-cell office:value-type="float" office:value="85.263333333333335" table:formula="of:=AVERAGE([.A20:.C20])" table:style-name="ce1">
            <text:p>85.26333333</text:p>
          </table:table-cell>
          <table:table-cell office:value-type="float" office:value="77" table:formula="of:=[.E19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81" table:style-name="ce1">
            <text:p>81</text:p>
          </table:table-cell>
          <table:table-cell office:value-type="float" office:value="100" table:style-name="ce1">
            <text:p>100</text:p>
          </table:table-cell>
          <table:table-cell office:value-type="float" office:value="85.586666666666659" table:formula="of:=AVERAGE([.A21:.C21])" table:style-name="ce1">
            <text:p>85.58666667</text:p>
          </table:table-cell>
          <table:table-cell office:value-type="float" office:value="77" table:formula="of:=[.E20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90.91" table:style-name="ce1">
            <text:p>90.91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85.636666666666656" table:formula="of:=AVERAGE([.A22:.C22])" table:style-name="ce1">
            <text:p>85.63666667</text:p>
          </table:table-cell>
          <table:table-cell office:value-type="float" office:value="77" table:formula="of:=[.E21]" table:style-name="ce1">
            <text:p>77</text:p>
          </table:table-cell>
          <table:table-cell table:number-columns-repeated="2"/>
          <table:table-cell table:style-name="ce1">
            <draw:frame draw:z-index="2" draw:id="id1" draw:style-name="a1" draw:name="Chart 2" svg:x="0.0625in" svg:y="0.0052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69.7" table:style-name="ce1">
            <text:p>69.7</text:p>
          </table:table-cell>
          <table:table-cell office:value-type="float" office:value="98" table:style-name="ce1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85.899999999999991" table:formula="of:=AVERAGE([.A23:.C23])" table:style-name="ce1">
            <text:p>85.9</text:p>
          </table:table-cell>
          <table:table-cell office:value-type="float" office:value="77" table:formula="of:=[.E22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84.85" table:style-name="ce1">
            <text:p>84.85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office:value-type="float" office:value="89.95" table:formula="of:=AVERAGE([.A24:.C24])" table:style-name="ce1">
            <text:p>89.95</text:p>
          </table:table-cell>
          <table:table-cell office:value-type="float" office:value="77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87.88" table:style-name="ce1">
            <text:p>87.88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90.626666666666665" table:formula="of:=AVERAGE([.A25:.C25])" table:style-name="ce1">
            <text:p>90.62666667</text:p>
          </table:table-cell>
          <table:table-cell office:value-type="float" office:value="77" table:formula="of:=[.E24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96.97" table:style-name="ce1">
            <text:p>96.97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91.65666666666668" table:formula="of:=AVERAGE([.A26:.C26])" table:style-name="ce1">
            <text:p>91.65666667</text:p>
          </table:table-cell>
          <table:table-cell office:value-type="float" office:value="77" table:formula="of:=[.E25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81.819999999999993" table:style-name="ce1">
            <text:p>81.82</text:p>
          </table:table-cell>
          <table:table-cell office:value-type="float" office:value="94" table:style-name="ce1">
            <text:p>94</text:p>
          </table:table-cell>
          <table:table-cell office:value-type="float" office:value="100" table:style-name="ce1">
            <text:p>100</text:p>
          </table:table-cell>
          <table:table-cell office:value-type="float" office:value="91.94" table:formula="of:=AVERAGE([.A27:.C27])" table:style-name="ce1">
            <text:p>91.94</text:p>
          </table:table-cell>
          <table:table-cell office:value-type="float" office:value="77" table:formula="of:=[.E26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96.97" table:style-name="ce1">
            <text:p>96.97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95.323333333333338" table:formula="of:=AVERAGE([.A28:.C28])" table:style-name="ce1">
            <text:p>95.32333333</text:p>
          </table:table-cell>
          <table:table-cell office:value-type="float" office:value="77" table:formula="of:=[.E27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77.274999999999991" table:formula="of:=AVERAGE([.A3:.A28])" table:style-name="ce1">
            <text:p>77.275</text:p>
          </table:table-cell>
          <table:table-cell office:value-type="float" office:value="76.34615384615384" table:formula="of:=AVERAGE([.B3:.B28])" table:style-name="ce1">
            <text:p>76.34615385</text:p>
          </table:table-cell>
          <table:table-cell office:value-type="float" office:value="83.65384615384616" table:formula="of:=AVERAGE([.C3:.C28])" table:style-name="ce1">
            <text:p>83.6538461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79.091666666666669" table:formula="of:=AVERAGE([.A29:.C29])" table:style-name="ce1">
            <text:p>79.09166667</text:p>
          </table:table-cell>
          <table:table-cell table:number-columns-repeated="16382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Grade</text:p>
          </table:table-cell>
          <table:table-cell table:number-columns-repeated="16383" table:style-name="ce1"/>
        </table:table-row>
        <table:table-row table:style-name="ro1">
          <table:table-cell office:value-type="float" office:value="12.727142857142857" table:style-name="ce1">
            <text:p>12.72714286</text:p>
          </table:table-cell>
          <table:table-cell office:value-type="float" office:value="81.391455026455048" table:formula="of:=AVERAGE([.A2:.A28])" table:style-name="ce1">
            <text:p>81.39145503</text:p>
          </table:table-cell>
          <table:table-cell table:number-columns-repeated="16382" table:style-name="ce1"/>
        </table:table-row>
        <table:table-row table:style-name="ro1">
          <table:table-cell office:value-type="float" office:value="58.099285714285706" table:style-name="ce1">
            <text:p>58.0992857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table:number-columns-repeated="16375" table:style-name="ce1"/>
        </table:table-row>
        <table:table-row table:style-name="ro1">
          <table:table-cell office:value-type="float" office:value="65.268571428571434" table:style-name="ce1">
            <text:p>65.2685714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7" table:formula="of:=SUM([.E4:.I4])" table:style-name="ce1">
            <text:p>27</text:p>
          </table:table-cell>
          <table:table-cell table:number-columns-repeated="16374"/>
        </table:table-row>
        <table:table-row table:style-name="ro1">
          <table:table-cell office:value-type="float" office:value="65.917142857142863" table:style-name="ce1">
            <text:p>65.91714286</text:p>
          </table:table-cell>
          <table:table-cell table:number-columns-repeated="3" table:style-name="ce1"/>
          <table:table-cell table:style-name="ce1">
            <draw:frame draw:z-index="1" draw:id="id2" draw:style-name="a2" draw:name="Chart 1" svg:x="0.46875in" svg:y="0.0677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float" office:value="68.32214285714285" table:style-name="ce1">
            <text:p>68.32214286</text:p>
          </table:table-cell>
          <table:table-cell table:number-columns-repeated="16383" table:style-name="ce1"/>
        </table:table-row>
        <table:table-row table:style-name="ro1">
          <table:table-cell office:value-type="float" office:value="71.730714285714299" table:style-name="ce1">
            <text:p>71.73071429</text:p>
          </table:table-cell>
          <table:table-cell table:number-columns-repeated="16383" table:style-name="ce1"/>
        </table:table-row>
        <table:table-row table:style-name="ro1">
          <table:table-cell office:value-type="float" office:value="75.715000000000003" table:style-name="ce1">
            <text:p>75.715</text:p>
          </table:table-cell>
          <table:table-cell table:number-columns-repeated="16383" table:style-name="ce1"/>
        </table:table-row>
        <table:table-row table:style-name="ro1">
          <table:table-cell office:value-type="float" office:value="77.066428571428574" table:style-name="ce1">
            <text:p>77.06642857</text:p>
          </table:table-cell>
          <table:table-cell table:number-columns-repeated="16383" table:style-name="ce1"/>
        </table:table-row>
        <table:table-row table:style-name="ro1">
          <table:table-cell office:value-type="float" office:value="78.057857142857131" table:style-name="ce1">
            <text:p>78.05785714</text:p>
          </table:table-cell>
          <table:table-cell table:number-columns-repeated="16383" table:style-name="ce1"/>
        </table:table-row>
        <table:table-row table:style-name="ro1">
          <table:table-cell office:value-type="float" office:value="79.240714285714276" table:style-name="ce1">
            <text:p>79.24071429</text:p>
          </table:table-cell>
          <table:table-cell table:number-columns-repeated="16383" table:style-name="ce1"/>
        </table:table-row>
        <table:table-row table:style-name="ro1">
          <table:table-cell office:value-type="float" office:value="81.018571428571434" table:style-name="ce1">
            <text:p>81.01857143</text:p>
          </table:table-cell>
          <table:table-cell table:number-columns-repeated="16383" table:style-name="ce1"/>
        </table:table-row>
        <table:table-row table:style-name="ro1">
          <table:table-cell office:value-type="float" office:value="85.03857142857143" table:style-name="ce1">
            <text:p>85.03857143</text:p>
          </table:table-cell>
          <table:table-cell table:number-columns-repeated="16383" table:style-name="ce1"/>
        </table:table-row>
        <table:table-row table:style-name="ro1">
          <table:table-cell office:value-type="float" office:value="85.102857142857147" table:style-name="ce1">
            <text:p>85.10285714</text:p>
          </table:table-cell>
          <table:table-cell table:number-columns-repeated="16383" table:style-name="ce1"/>
        </table:table-row>
        <table:table-row table:style-name="ro1">
          <table:table-cell office:value-type="float" office:value="85.941428571428574" table:style-name="ce1">
            <text:p>85.94142857</text:p>
          </table:table-cell>
          <table:table-cell table:number-columns-repeated="16383" table:style-name="ce1"/>
        </table:table-row>
        <table:table-row table:style-name="ro1">
          <table:table-cell office:value-type="float" office:value="87.040714285714287" table:style-name="ce1">
            <text:p>87.04071429</text:p>
          </table:table-cell>
          <table:table-cell table:number-columns-repeated="16383" table:style-name="ce1"/>
        </table:table-row>
        <table:table-row table:style-name="ro1">
          <table:table-cell office:value-type="float" office:value="88.688571428571436" table:style-name="ce1">
            <text:p>88.68857143</text:p>
          </table:table-cell>
          <table:table-cell table:number-columns-repeated="16383"/>
        </table:table-row>
        <table:table-row table:style-name="ro1">
          <table:table-cell office:value-type="float" office:value="88.873571428571424" table:style-name="ce1">
            <text:p>88.87357143</text:p>
          </table:table-cell>
          <table:table-cell table:number-columns-repeated="16383"/>
        </table:table-row>
        <table:table-row table:style-name="ro1">
          <table:table-cell office:value-type="float" office:value="89.071428571428569" table:style-name="ce1">
            <text:p>89.07142857</text:p>
          </table:table-cell>
          <table:table-cell table:number-columns-repeated="16383"/>
        </table:table-row>
        <table:table-row table:style-name="ro1">
          <table:table-cell office:value-type="float" office:value="91.821428571428569" table:style-name="ce1">
            <text:p>91.82142857</text:p>
          </table:table-cell>
          <table:table-cell table:number-columns-repeated="16383"/>
        </table:table-row>
        <table:table-row table:style-name="ro1">
          <table:table-cell office:value-type="float" office:value="93.49" table:style-name="ce1">
            <text:p>93.49</text:p>
          </table:table-cell>
          <table:table-cell table:number-columns-repeated="16383"/>
        </table:table-row>
        <table:table-row table:style-name="ro1">
          <table:table-cell office:value-type="float" office:value="93.625" table:style-name="ce1">
            <text:p>93.625</text:p>
          </table:table-cell>
          <table:table-cell table:number-columns-repeated="16383"/>
        </table:table-row>
        <table:table-row table:style-name="ro1">
          <table:table-cell office:value-type="float" office:value="93.831428571428603" table:style-name="ce1">
            <text:p>93.83142857</text:p>
          </table:table-cell>
          <table:table-cell table:number-columns-repeated="16383"/>
        </table:table-row>
        <table:table-row table:style-name="ro1">
          <table:table-cell office:value-type="float" office:value="94.983571428571423" table:style-name="ce1">
            <text:p>94.98357143</text:p>
          </table:table-cell>
          <table:table-cell table:number-columns-repeated="16383"/>
        </table:table-row>
        <table:table-row table:style-name="ro1">
          <table:table-cell office:value-type="float" office:value="95.317142857142855" table:style-name="ce1">
            <text:p>95.31714286</text:p>
          </table:table-cell>
          <table:table-cell table:number-columns-repeated="16383"/>
        </table:table-row>
        <table:table-row table:style-name="ro1">
          <table:table-cell office:value-type="float" office:value="96.064999999999998" table:style-name="ce1">
            <text:p>96.065</text:p>
          </table:table-cell>
          <table:table-cell table:number-columns-repeated="16383"/>
        </table:table-row>
        <table:table-row table:style-name="ro1">
          <table:table-cell office:value-type="float" office:value="97.127142857142857" table:style-name="ce1">
            <text:p>97.12714286</text:p>
          </table:table-cell>
          <table:table-cell table:number-columns-repeated="16383"/>
        </table:table-row>
        <table:table-row table:style-name="ro1">
          <table:table-cell office:value-type="float" office:value="98.387857142857143" table:style-name="ce1">
            <text:p>98.38785714</text:p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Sheet1.A1:Sheet1.E31">
          <table:sort>
            <table:sort-by table:field-number="3"/>
          </table:sort>
        </table:database-range>
        <table:database-range table:target-range-address="Sheet2.A1:Sheet2.A2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vid Lash</meta:initial-creator>
    <dc:creator>Administrator</dc:creator>
    <meta:creation-date>2021-03-06T17:25:57Z</meta:creation-date>
    <dc:date>2021-03-06T23:45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T By Grade</text:p>
        </chart:title>
        <chart:plot-area chart:style-name="Plt0">
          <chart:axis chart:dimension="x" chart:name="primary-x" chart:style-name="Axs0">
            <chart:categories table:cell-range-address="Sheet1.$H$3:.$L$3"/>
          </chart:axis>
          <chart:axis chart:dimension="y" chart:name="primary-y" chart:style-name="Axs1">
            <chart:grid chart:class="major" chart:style-name="GMa1"/>
          </chart:axis>
          <chart:series chart:values-cell-range-address="Sheet1.$H$4:.$L$4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D$1" chart:values-cell-range-address="Sheet1.$D$2:.$D$28" chart:class="chart:line" chart:attached-axis="primary-y" chart:style-name="G0S0">
            <chart:data-point chart:repeated="27"/>
          </chart:series>
          <chart:series chart:label-cell-address="Sheet1.$E$1" chart:values-cell-range-address="Sheet1.$E$2:.$E$28" chart:class="chart:line" chart:attached-axis="primary-y" chart:style-name="G0S1">
            <chart:data-point chart:repeated="2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Gades So Far</text:p>
        </chart:title>
        <chart:plot-area chart:style-name="Plt0">
          <chart:axis chart:dimension="x" chart:name="primary-x" chart:style-name="Axs0">
            <chart:categories table:cell-range-address="Sheet2.$E$3:.$I$3"/>
          </chart:axis>
          <chart:axis chart:dimension="y" chart:name="primary-y" chart:style-name="Axs1">
            <chart:grid chart:class="major" chart:style-name="GMa1"/>
          </chart:axis>
          <chart:series chart:values-cell-range-address="Sheet2.$E$4:.$I$4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